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</table:table>
      <table:table table:name="Saturation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trategy.A2:Strategy.D61" table:contains-header="false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Order.A2:Order.B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aturation.A2:Saturation.C16" table:contains-header="false">
          <table:sort>
            <table:sort-by table:field-number="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0:57:29.948987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16:21.720016308</meta:creation-date>
    <dc:date>2016-09-15T11:02:18.529885636</dc:date>
    <meta:editing-duration>PT1M47S</meta:editing-duration>
    <meta:editing-cycles>5</meta:editing-cycles>
    <meta:generator>LibreOffice/4.2.8.2$Linux_X86_64 LibreOffice_project/420m0$Build-2</meta:generator>
    <meta:document-statistic meta:table-count="3" meta:cell-count="297" meta:object-count="0"/>
  </office:meta>
</office:document-meta>
</file>